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000000027826432C1.png" manifest:media-type="image/png"/>
  <manifest:file-entry manifest:full-path="Pictures/100008BB0000014F00000146CC3A90C9.svg" manifest:media-type="image/svg+xml"/>
  <manifest:file-entry manifest:full-path="Pictures/100010C4000004C1000001F7EA427941.svg" manifest:media-type="image/svg+xml"/>
  <manifest:file-entry manifest:full-path="Pictures/100000010000000D0000000C279BBDC7.png" manifest:media-type="image/png"/>
  <manifest:file-entry manifest:full-path="Pictures/100000010000002E000000133A28DD8D.png" manifest:media-type="image/png"/>
  <manifest:file-entry manifest:full-path="Pictures/100000010000007300000025723B7CDC.png" manifest:media-type="image/png"/>
  <manifest:file-entry manifest:full-path="Pictures/1000209400000BEB000003C6CEF2758D.svg" manifest:media-type="image/svg+xml"/>
  <manifest:file-entry manifest:full-path="Pictures/100000010000006B00000013B53B4AC7.png" manifest:media-type="image/png"/>
  <manifest:file-entry manifest:full-path="Pictures/100000010000001100000009A97D2F38.png" manifest:media-type="image/png"/>
  <manifest:file-entry manifest:full-path="Pictures/10001021000003C8000001DD5384940B.svg" manifest:media-type="image/svg+xml"/>
  <manifest:file-entry manifest:full-path="Pictures/10000001000000250000001299C24ED3.png" manifest:media-type="image/png"/>
  <manifest:file-entry manifest:full-path="Pictures/10001EA400000B0A000001F835594AA7.svg" manifest:media-type="image/svg+xml"/>
  <manifest:file-entry manifest:full-path="Pictures/100004A9000001C1000000F99350048E.svg" manifest:media-type="image/svg+xml"/>
  <manifest:file-entry manifest:full-path="Pictures/10002505000004FE000004146E2F92D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="none"/>
    </style:style>
    <style:style style:name="Table1.C4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0.435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f9a0" officeooo:paragraph-rsid="001ff9a0"/>
    </style:style>
    <style:style style:name="P2" style:family="paragraph" style:parent-style-name="Standard">
      <style:text-properties officeooo:paragraph-rsid="001ff9a0"/>
    </style:style>
    <style:style style:name="P3" style:family="paragraph" style:parent-style-name="Standard">
      <style:text-properties officeooo:paragraph-rsid="0021e3f6"/>
    </style:style>
    <style:style style:name="P4" style:family="paragraph" style:parent-style-name="Standard">
      <style:text-properties officeooo:rsid="0021e3f6" officeooo:paragraph-rsid="0021e3f6"/>
    </style:style>
    <style:style style:name="P5" style:family="paragraph" style:parent-style-name="Standard">
      <style:text-properties style:text-position="0% 100%" officeooo:rsid="0021e3f6" officeooo:paragraph-rsid="0021e3f6"/>
    </style:style>
    <style:style style:name="P6" style:family="paragraph" style:parent-style-name="Standard">
      <style:text-properties style:text-position="0% 100%" fo:font-weight="bold" officeooo:paragraph-rsid="0027337b" style:font-weight-asian="bold" style:font-weight-complex="bold"/>
    </style:style>
    <style:style style:name="P7" style:family="paragraph" style:parent-style-name="Standard">
      <style:text-properties style:text-position="0% 100%" fo:font-style="normal" fo:font-weight="bold" officeooo:rsid="0027bd4d" officeooo:paragraph-rsid="0027bd4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position="0% 100%" fo:font-style="normal" fo:font-weight="bold" officeooo:rsid="002918d9" officeooo:paragraph-rsid="002918d9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text-position="0% 100%" fo:font-style="normal" fo:font-weight="normal" officeooo:rsid="0027bd4d" officeooo:paragraph-rsid="0027bd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fo:font-weight="normal" officeooo:rsid="002918d9" officeooo:paragraph-rsid="002918d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fo:font-weight="normal" officeooo:rsid="0029762e" officeooo:paragraph-rsid="0029762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23c19b"/>
    </style:style>
    <style:style style:name="P13" style:family="paragraph" style:parent-style-name="Standard">
      <style:text-properties officeooo:rsid="0023c19b" officeooo:paragraph-rsid="0024b80f"/>
    </style:style>
    <style:style style:name="P14" style:family="paragraph" style:parent-style-name="Standard">
      <style:text-properties fo:font-weight="bold" officeooo:rsid="001ff9a0" officeooo:paragraph-rsid="001ff9a0" style:font-weight-asian="bold" style:font-weight-complex="bold"/>
    </style:style>
    <style:style style:name="P15" style:family="paragraph" style:parent-style-name="Standard">
      <style:text-properties fo:font-weight="bold" officeooo:rsid="0021e3f6" officeooo:paragraph-rsid="0021e3f6" style:font-weight-asian="bold" style:font-weight-complex="bold"/>
    </style:style>
    <style:style style:name="P16" style:family="paragraph" style:parent-style-name="Standard">
      <style:text-properties fo:font-weight="bold" officeooo:rsid="0023c19b" officeooo:paragraph-rsid="0023c19b" style:font-weight-asian="bold" style:font-weight-complex="bold"/>
    </style:style>
    <style:style style:name="P17" style:family="paragraph" style:parent-style-name="Standard">
      <style:text-properties fo:font-weight="bold" officeooo:rsid="0023c19b" officeooo:paragraph-rsid="0024b80f" style:font-weight-asian="bold" style:font-weight-complex="bold"/>
    </style:style>
    <style:style style:name="P18" style:family="paragraph" style:parent-style-name="Standard">
      <style:text-properties fo:font-weight="bold" officeooo:paragraph-rsid="0023c19b" style:font-weight-asian="bold" style:font-weight-complex="bold"/>
    </style:style>
    <style:style style:name="P19" style:family="paragraph" style:parent-style-name="Standard">
      <style:text-properties fo:font-weight="bold" officeooo:rsid="0023f25d" officeooo:paragraph-rsid="0023f25d" style:font-weight-asian="bold" style:font-weight-complex="bold"/>
    </style:style>
    <style:style style:name="P20" style:family="paragraph" style:parent-style-name="Standard">
      <style:text-properties fo:font-weight="bold" officeooo:rsid="0024b80f" officeooo:paragraph-rsid="0024b80f" style:font-weight-asian="bold" style:font-weight-complex="bold"/>
    </style:style>
    <style:style style:name="P21" style:family="paragraph" style:parent-style-name="Standard">
      <style:text-properties fo:font-weight="normal" officeooo:rsid="0023c19b" officeooo:paragraph-rsid="0023c19b" style:font-weight-asian="normal" style:font-weight-complex="normal"/>
    </style:style>
    <style:style style:name="P22" style:family="paragraph" style:parent-style-name="Standard">
      <style:text-properties fo:font-weight="normal" officeooo:rsid="0023f25d" officeooo:paragraph-rsid="0023f25d" style:font-weight-asian="normal" style:font-weight-complex="normal"/>
    </style:style>
    <style:style style:name="P23" style:family="paragraph" style:parent-style-name="Standard">
      <style:text-properties fo:font-weight="normal" officeooo:rsid="0024b80f" officeooo:paragraph-rsid="0024b80f" style:font-weight-asian="normal" style:font-weight-complex="normal"/>
    </style:style>
    <style:style style:name="P24" style:family="paragraph" style:parent-style-name="Standard">
      <style:text-properties officeooo:rsid="0024b80f" officeooo:paragraph-rsid="0024b80f"/>
    </style:style>
    <style:style style:name="P25" style:family="paragraph" style:parent-style-name="Standard">
      <style:text-properties fo:font-style="normal" fo:font-weight="normal" officeooo:rsid="0024b80f" officeooo:paragraph-rsid="0024b80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254497"/>
    </style:style>
    <style:style style:name="P27" style:family="paragraph" style:parent-style-name="Standard">
      <style:text-properties officeooo:paragraph-rsid="0026909d"/>
    </style:style>
    <style:style style:name="P28" style:family="paragraph" style:parent-style-name="Standard">
      <style:text-properties officeooo:paragraph-rsid="0027337b"/>
    </style:style>
    <style:style style:name="P29" style:family="paragraph" style:parent-style-name="Standard">
      <style:text-properties officeooo:paragraph-rsid="0029762e"/>
    </style:style>
    <style:style style:name="P30" style:family="paragraph" style:parent-style-name="Table_20_Contents">
      <style:text-properties fo:font-style="italic" officeooo:rsid="00254497" officeooo:paragraph-rsid="00254497" style:font-style-asian="italic" style:font-style-complex="italic"/>
    </style:style>
    <style:style style:name="P31" style:family="paragraph" style:parent-style-name="Table_20_Contents">
      <style:text-properties officeooo:rsid="0027bd4d" officeooo:paragraph-rsid="0027bd4d"/>
    </style:style>
    <style:style style:name="P32" style:family="paragraph">
      <style:paragraph-properties fo:text-align="center"/>
    </style:style>
    <style:style style:name="T1" style:family="text">
      <style:text-properties officeooo:rsid="001ff9a0"/>
    </style:style>
    <style:style style:name="T2" style:family="text">
      <style:text-properties officeooo:rsid="0021e3f6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21e3f6" style:font-name-asian="Liberation Serif" style:font-name-complex="Liberation Serif"/>
    </style:style>
    <style:style style:name="T5" style:family="text">
      <style:text-properties style:font-name="Liberation Serif" officeooo:rsid="001ff9a0" style:font-name-asian="Liberation Serif" style:font-name-complex="Liberation Serif"/>
    </style:style>
    <style:style style:name="T6" style:family="text">
      <style:text-properties style:font-name="Liberation Serif" officeooo:rsid="0023c19b" style:font-name-asian="Liberation Serif" style:font-name-complex="Liberation Serif"/>
    </style:style>
    <style:style style:name="T7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fo:font-weight="normal" officeooo:rsid="0027337b" style:font-name-asian="Liberation Serif" style:font-weight-asian="normal" style:font-name-complex="Liberation Serif" style:font-weight-complex="normal"/>
    </style:style>
    <style:style style:name="T9" style:family="text">
      <style:text-properties style:text-position="super 58%" style:font-name="Liberation Serif" style:font-name-asian="Liberation Serif" style:font-name-complex="Liberation Serif"/>
    </style:style>
    <style:style style:name="T10" style:family="text">
      <style:text-properties style:text-position="super 58%" style:font-name="Liberation Serif" fo:font-style="italic" fo:font-weight="normal" officeooo:rsid="0027337b" style:font-name-asian="Liberation Serif" style:font-style-asian="italic" style:font-weight-asian="normal" style:font-name-complex="Liberation Serif" style:font-style-complex="italic" style:font-weight-complex="normal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style:text-position="super 58%" fo:font-style="italic" fo:font-weight="normal" officeooo:rsid="0024b80f" style:font-style-asian="italic" style:font-weight-asian="normal" style:font-style-complex="italic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officeooo:rsid="0023c19b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 style:font-name-asian="Liberation Serif" style:font-name-complex="Liberation Serif"/>
    </style:style>
    <style:style style:name="T17" style:family="text">
      <style:text-properties style:text-position="0% 100%" style:font-name="Liberation Serif" officeooo:rsid="0023c19b" style:font-name-asian="Liberation Serif" style:font-name-complex="Liberation Serif"/>
    </style:style>
    <style:style style:name="T18" style:family="text">
      <style:text-properties style:text-position="0% 100%" style:font-name="Liberation Serif" fo:font-weight="normal" officeooo:rsid="00254497" style:font-name-asian="Liberation Serif" style:font-weight-asian="normal" style:font-name-complex="Liberation Serif" style:font-weight-complex="normal"/>
    </style:style>
    <style:style style:name="T19" style:family="text">
      <style:text-properties style:text-position="0% 100%" style:font-name="Liberation Serif" fo:font-weight="normal" officeooo:rsid="0026909d" style:font-name-asian="Liberation Serif" style:font-weight-asian="normal" style:font-name-complex="Liberation Serif" style:font-weight-complex="normal"/>
    </style:style>
    <style:style style:name="T20" style:family="text">
      <style:text-properties style:text-position="0% 100%" style:font-name="Liberation Serif" fo:font-weight="normal" officeooo:rsid="0027337b" style:font-name-asian="Liberation Serif" style:font-weight-asian="normal" style:font-name-complex="Liberation Serif" style:font-weight-complex="normal"/>
    </style:style>
    <style:style style:name="T21" style:family="text">
      <style:text-properties style:text-position="0% 100%" style:font-name="Liberation Serif" fo:font-style="italic" fo:font-weight="normal" officeooo:rsid="0027337b" style:font-name-asian="Liberation Serif" style:font-style-asian="italic" style:font-weight-asian="normal" style:font-name-complex="Liberation Serif" style:font-style-complex="italic" style:font-weight-complex="normal"/>
    </style:style>
    <style:style style:name="T22" style:family="text">
      <style:text-properties style:text-position="0% 100%" style:font-name="Liberation Serif" fo:font-style="italic" fo:font-weight="normal" officeooo:rsid="00254497" style:font-name-asian="Liberation Serif" style:font-style-asian="italic" style:font-weight-asian="normal" style:font-name-complex="Liberation Serif" style:font-style-complex="italic" style:font-weight-complex="norm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normal" fo:font-weight="normal" officeooo:rsid="00254497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26909d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29762e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fo:font-style="italic" fo:font-weight="normal" officeooo:rsid="0026909d" style:font-style-asian="italic" style:font-weight-asian="normal" style:font-style-complex="italic" style:font-weight-complex="normal"/>
    </style:style>
    <style:style style:name="T29" style:family="text">
      <style:text-properties officeooo:rsid="0023f25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9762e" style:font-style-asian="italic" style:font-style-complex="italic"/>
    </style:style>
    <style:style style:name="T32" style:family="text">
      <style:text-properties fo:font-style="italic" fo:font-weight="normal" officeooo:rsid="0024b80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918d9"/>
    </style:style>
    <style:style style:name="T36" style:family="text">
      <style:text-properties officeooo:rsid="0029762e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029762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3.1.1</text:p>
      <text:p text:style-name="P2"><text:span text:style-name="T1">a) domain of f = {a, b, c, d, e}</text:span></text:p>
      <text:p text:style-name="P2"/>
      <text:p text:style-name="P1">b) target of f = {w, x, y, z}</text:p>
      <text:p text:style-name="P1"/>
      <text:p text:style-name="P1">c) range of f = {w, y, z}</text:p>
      <text:p text:style-name="P1"/>
      <text:p text:style-name="P14">3.1.3</text:p>
      <text:p text:style-name="P2"><text:span text:style-name="T1">a) Not a function of </text:span><draw:frame draw:style-name="fr1" draw:name="Image1" text:anchor-type="as-char" svg:width="0.1319in" svg:height="0.1283in" draw:z-index="0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text:bookmark text:name="output"/><text:s/><text:span text:style-name="T1">to </text:span><draw:frame draw:style-name="fr1" draw:name="Image2" text:anchor-type="as-char" svg:width="0.1319in" svg:height="0.1283in" draw:z-index="1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text:bookmark text:name="output Copy 1"/><text:s/></text:p>
      <text:p text:style-name="P2"/>
      <text:p text:style-name="P3"><text:span text:style-name="T1">b) </text:span><text:span text:style-name="T2">Yes, it is </text:span><text:span text:style-name="T1">a function of </text:span><text:span text:style-name="T2"><draw:frame draw:style-name="fr1" draw:name="Image1 Copy 1" text:anchor-type="as-char" svg:width="0.1319in" svg:height="0.1283in" draw:z-index="2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/text:span><text:bookmark text:name="output Copy 2"/><text:span text:style-name="T2"><text:s/></text:span><text:span text:style-name="T1">to </text:span><text:span text:style-name="T2"><draw:frame draw:style-name="fr1" draw:name="Image2 Copy 1" text:anchor-type="as-char" svg:width="0.1319in" svg:height="0.1283in" draw:z-index="3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/text:span><text:bookmark text:name="output Copy 1 Copy 1"/><text:span text:style-name="T2">. <text:s/>Range:</text:span><text:span text:style-name="T1"> </text:span><text:span text:style-name="T2">[-¼, 2)</text:span><text:span text:style-name="T4">∪(2, ∞)</text:span></text:p>
      <text:p text:style-name="P3"><text:span text:style-name="T4"/></text:p>
      <text:p text:style-name="P4"><text:span text:style-name="T3">c) Yes, it is </text:span><text:span text:style-name="T5">a function of </text:span><text:span text:style-name="T3"><draw:frame draw:style-name="fr1" draw:name="Image1 Copy 1 Copy 1" text:anchor-type="as-char" svg:width="0.1319in" svg:height="0.1283in" draw:z-index="4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/text:span><text:bookmark text:name="output Copy 2 Copy 1"/><text:span text:style-name="T3"><text:s/></text:span><text:span text:style-name="T5">to </text:span><text:span text:style-name="T3"><draw:frame draw:style-name="fr1" draw:name="Image2 Copy 1 Copy 1" text:anchor-type="as-char" svg:width="0.1319in" svg:height="0.1283in" draw:z-index="5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</text:span><text:bookmark text:name="output Copy 1 Copy 1 Copy 1"/><text:span text:style-name="T3">. Range: [0, ∞)</text:span></text:p>
      <text:p text:style-name="P4"><text:span text:style-name="T3"/></text:p>
      <text:p text:style-name="P15"><text:span text:style-name="T3">3.1.6 (a, b)</text:span></text:p>
      <text:p text:style-name="P5"><text:span text:style-name="T3">a) </text:span><text:span text:style-name="T6">The two functions are equal</text:span></text:p>
      <text:p text:style-name="P5"><text:span text:style-name="T6"/></text:p>
      <text:p text:style-name="P12"><text:span text:style-name="T17">b) The two functions are not equal. Given x = -3, f(-3) = -27 </text:span><text:span text:style-name="T3">≠</text:span><text:span text:style-name="T17"> g(-3) = 27</text:span></text:p>
      <text:p text:style-name="P12"><text:span text:style-name="T17"/></text:p>
      <text:p text:style-name="P16"><text:span text:style-name="T16">3.2.2</text:span></text:p>
      <text:p text:style-name="P12"><text:span text:style-name="T17">a) Boxes needed = </text:span><draw:frame draw:style-name="fr1" draw:name="Image3" text:anchor-type="as-char" svg:width="0.4791in" svg:height="0.198in" draw:z-index="6"><draw:image xlink:href="Pictures/100010C4000004C1000001F7EA427941.svg" xlink:type="simple" xlink:show="embed" xlink:actuate="onLoad" draw:mime-type="image/svg+xml"/><draw:image xlink:href="Pictures/100000010000002E000000133A28DD8D.png" xlink:type="simple" xlink:show="embed" xlink:actuate="onLoad" draw:mime-type="image/png"/><svg:title>equation</svg:title></draw:frame><text:bookmark text:name="output Copy 5"/><text:s text:c="2"/><text:span text:style-name="T14">* x <text:s text:c="5"/>(Let x = the number of students)</text:span></text:p>
      <text:p text:style-name="P12"/>
      <text:p text:style-name="P12"><text:span text:style-name="T14">b) Boxes that can be sold = </text:span><draw:frame draw:style-name="fr1" draw:name="Image4" text:anchor-type="as-char" svg:width="0.3811in" svg:height="0.1874in" draw:z-index="7"><draw:image xlink:href="Pictures/10001021000003C8000001DD5384940B.svg" xlink:type="simple" xlink:show="embed" xlink:actuate="onLoad" draw:mime-type="image/svg+xml"/><draw:image xlink:href="Pictures/10000001000000250000001299C24ED3.png" xlink:type="simple" xlink:show="embed" xlink:actuate="onLoad" draw:mime-type="image/png"/><svg:title>equation</svg:title></draw:frame><text:bookmark text:name="output Copy 6"/><text:s text:c="5"/><text:span text:style-name="T14">(Let y = the number of cookies)</text:span></text:p>
      <text:p text:style-name="P12"/>
      <text:p text:style-name="P18">3.2.3 (d, e)</text:p>
      <text:p text:style-name="P21">d) -<text:span text:style-name="T29">1</text:span></text:p>
      <text:p text:style-name="P21"/>
      <text:p text:style-name="P22">e) 2</text:p>
      <text:p text:style-name="P22"/>
      <text:p text:style-name="P19">3.3.2 (a, b, c)</text:p>
      <text:p text:style-name="P22">a) Function <text:span text:style-name="T30">f</text:span> is neither one-to-one or onto. </text:p>
      <text:p text:style-name="P22">The integers -3 and 3 are in the domain and both map to 9 in the range, making it not one-to-one. </text:p>
      <text:p text:style-name="P22">The integer -3 is a member of the target <draw:frame draw:style-name="fr1" draw:name="Image2 Copy 2" text:anchor-type="as-char" svg:width="0.1319in" svg:height="0.1283in" draw:z-index="8"><draw:image xlink:href="Pictures/100008BB0000014F00000146CC3A90C9.svg" xlink:type="simple" xlink:show="embed" xlink:actuate="onLoad" draw:mime-type="image/svg+xml"/><draw:image xlink:href="Pictures/100000010000000D0000000C279BBDC7.png" xlink:type="simple" xlink:show="embed" xlink:actuate="onLoad" draw:mime-type="image/png"/><svg:title>equation</svg:title></draw:frame>, which is not a member of the range making it not onto.</text:p>
      <text:p text:style-name="P22"/>
      <text:p text:style-name="P22">b) Function <text:span text:style-name="T30">g</text:span> is both one-to-one and onto.</text:p>
      <text:p text:style-name="P22"/>
      <text:p text:style-name="P22">c) Function <text:span text:style-name="T30">h </text:span><text:span text:style-name="T33">is both one-to one and onto.</text:span></text:p>
      <text:p text:style-name="P22"><text:span text:style-name="T33"/></text:p>
      <text:p text:style-name="P19"><text:span text:style-name="T33">3.3.4 (a, c)</text:span></text:p>
      <text:p text:style-name="P24">a) Function <text:span text:style-name="T30">f</text:span><text:span text:style-name="T33"> is onto but not one-to-one.</text:span></text:p>
      <text:p text:style-name="P24"><text:span text:style-name="T33">The strings 1011 and 0011 are in the domain and both map to 011 in the range, making it not one-to-one.</text:span></text:p>
      <text:p text:style-name="P24"><text:span text:style-name="T33"/></text:p>
      <text:p text:style-name="P24"><text:span text:style-name="T33">c) Function </text:span><text:span text:style-name="T30">f </text:span><text:span text:style-name="T33">is both one-to-one and onto.</text:span></text:p>
      <text:p text:style-name="P24"><text:span text:style-name="T33"/></text:p>
      <text:p text:style-name="P20"><text:span text:style-name="T33">3.4.1 (a, b)</text:span></text:p>
      <text:p text:style-name="P23"><text:span text:style-name="T33">a) Function </text:span><text:span text:style-name="T30">f</text:span><text:span text:style-name="T11"> -1 </text:span><text:span text:style-name="T23">is not well defined. </text:span><text:span text:style-name="T27">w </text:span><text:span text:style-name="T23">which is in the domain of </text:span><text:span text:style-name="T27">f</text:span><text:span text:style-name="T11"> -1</text:span><text:span text:style-name="T23"> points to both </text:span><text:span text:style-name="T27">b </text:span><text:span text:style-name="T23">and </text:span><text:span text:style-name="T27">d.</text:span></text:p>
      <text:p text:style-name="P23"><text:span text:style-name="T27"/></text:p>
      <text:p text:style-name="P25"><text:soft-page-break/><text:span text:style-name="T15">b) </text:span></text:p>
      <text:p text:style-name="P2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0">v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line text:anchor-type="paragraph" draw:z-index="9" draw:name="Line 1" draw:style-name="gr1" draw:text-style-name="P32" svg:x1="-3.2299in" svg:y1="0.0882in" svg:x2="1.6374in" svg:y2="0.3626in"><text:p/></draw:line><draw:line text:anchor-type="paragraph" draw:z-index="12" draw:name="Line 4" draw:style-name="gr1" draw:text-style-name="P32" svg:x1="-3.2681in" svg:y1="0.9217in" svg:x2="1.6374in" svg:y2="0.0882in"><text:p/></draw:line></text:p>
          </table:table-cell>
          <table:table-cell table:style-name="Table1.A1" office:value-type="string">
            <text:p text:style-name="P30">a</text:p>
          </table:table-cell>
        </table:table-row>
        <table:table-row>
          <table:table-cell table:style-name="Table1.A1" office:value-type="string">
            <text:p text:style-name="P30"><draw:line text:anchor-type="paragraph" draw:z-index="10" draw:name="Line 2" draw:style-name="gr1" draw:text-style-name="P32" svg:x1="0.2327in" svg:y1="0.0945in" svg:x2="5.1189in" svg:y2="0.6252in"><text:p/></draw:line>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0">b</text:p>
          </table:table-cell>
        </table:table-row>
        <table:table-row>
          <table:table-cell table:style-name="Table1.A1" office:value-type="string">
            <text:p text:style-name="P30"><draw:line text:anchor-type="paragraph" draw:z-index="11" draw:name="Line 3" draw:style-name="gr1" draw:text-style-name="P32" svg:x1="0.1945in" svg:y1="0.6315in" svg:x2="5.1189in" svg:y2="0.1016in"><text:p/></draw:line><draw:line text:anchor-type="paragraph" draw:z-index="13" draw:name="Line 5" draw:style-name="gr1" draw:text-style-name="P32" svg:x1="0.2327in" svg:y1="0.1016in" svg:x2="5.1189in" svg:y2="0.6315in"><text:p/></draw:line>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0">c</text:p>
          </table:table-cell>
        </table:table-row>
        <table:table-row>
          <table:table-cell table:style-name="Table1.A1" office:value-type="string">
            <text:p text:style-name="P30">y</text:p>
          </table:table-cell>
          <table:table-cell table:style-name="Table1.A1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A1" office:value-type="string">
            <text:p text:style-name="P30">d</text:p>
          </table:table-cell>
        </table:table-row>
        <table:table-row>
          <table:table-cell table:style-name="Table1.A1" office:value-type="string">
            <text:p text:style-name="P30">z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0">e</text:p>
          </table:table-cell>
        </table:table-row>
      </table:table>
      <text:p text:style-name="P13"><text:span text:style-name="T16"/></text:p>
      <text:p text:style-name="P17"><text:span text:style-name="T16">3.4.2 (c, h)</text:span></text:p>
      <text:p text:style-name="P27"><text:span text:style-name="T18">c) </text:span><text:span text:style-name="T19">The inverse is a well-defined function. </text:span></text:p>
      <text:p text:style-name="P27"><text:span text:style-name="T18"><text:s/></text:span><draw:frame draw:style-name="fr1" draw:name="Image6" text:anchor-type="as-char" svg:width="1.1126in" svg:height="0.1984in" draw:z-index="15"><draw:image xlink:href="Pictures/10001EA400000B0A000001F835594AA7.svg" xlink:type="simple" xlink:show="embed" xlink:actuate="onLoad" draw:mime-type="image/svg+xml"/><draw:image xlink:href="Pictures/100000010000006B00000013B53B4AC7.png" xlink:type="simple" xlink:show="embed" xlink:actuate="onLoad" draw:mime-type="image/png"/><svg:title>equation</svg:title></draw:frame><text:bookmark text:name="output Copy 9"/><text:s/><text:span text:style-name="T18"><text:s text:c="3"/></text:span><draw:frame draw:style-name="fr1" draw:name="Image5" text:anchor-type="as-char" svg:width="1.2016in" svg:height="0.3807in" draw:z-index="14"><draw:image xlink:href="Pictures/1000209400000BEB000003C6CEF2758D.svg" xlink:type="simple" xlink:show="embed" xlink:actuate="onLoad" draw:mime-type="image/svg+xml"/><draw:image xlink:href="Pictures/100000010000007300000025723B7CDC.png" xlink:type="simple" xlink:show="embed" xlink:actuate="onLoad" draw:mime-type="image/png"/><svg:title>equation</svg:title></draw:frame><text:bookmark text:name="output Copy 8"/><text:s text:c="3"/><text:span text:style-name="T32">f</text:span><text:span text:style-name="T12"> -1</text:span><text:span text:style-name="T24"> </text:span><text:span text:style-name="T25">= {(y, x) : (x, y) ∈ </text:span><text:span text:style-name="T28">f }</text:span></text:p>
      <text:p text:style-name="P26"><text:bookmark text:name="output Copy 7"/><text:span text:style-name="T18"/></text:p>
      <text:p text:style-name="P28"><text:span text:style-name="T18">h) </text:span><text:span text:style-name="T20">The inverse is a well-defined function.</text:span></text:p>
      <text:p text:style-name="P28"><text:span text:style-name="T22"/></text:p>
      <text:p text:style-name="P28"><text:span text:style-name="T21">f {0, 1}</text:span><text:span text:style-name="T10">3 </text:span><draw:frame draw:style-name="fr1" draw:name="Image7" text:anchor-type="as-char" svg:width="0.1772in" svg:height="0.098in" draw:z-index="16"><draw:image xlink:href="Pictures/100004A9000001C1000000F99350048E.svg" xlink:type="simple" xlink:show="embed" xlink:actuate="onLoad" draw:mime-type="image/svg+xml"/><draw:image xlink:href="Pictures/100000010000001100000009A97D2F38.png" xlink:type="simple" xlink:show="embed" xlink:actuate="onLoad" draw:mime-type="image/png"/><svg:title>equation</svg:title></draw:frame><text:bookmark text:name="output Copy 10"/><text:s/><text:span text:style-name="T21">{0, 1}</text:span><text:span text:style-name="T10">3 <text:s text:c="3"/></text:span><text:span text:style-name="T21">f</text:span><text:span text:style-name="T10"> -1 </text:span><text:span text:style-name="T21">{0, 1}</text:span><text:span text:style-name="T10">3 </text:span><text:span text:style-name="T10"><draw:frame draw:style-name="fr1" draw:name="Image7 Copy 1" text:anchor-type="as-char" svg:width="0.1772in" svg:height="0.098in" draw:z-index="17"><draw:image xlink:href="Pictures/100004A9000001C1000000F99350048E.svg" xlink:type="simple" xlink:show="embed" xlink:actuate="onLoad" draw:mime-type="image/svg+xml"/><draw:image xlink:href="Pictures/100000010000001100000009A97D2F38.png" xlink:type="simple" xlink:show="embed" xlink:actuate="onLoad" draw:mime-type="image/png"/><svg:title>equation</svg:title></draw:frame></text:span><text:bookmark text:name="output Copy 10 Copy 1"/><text:span text:style-name="T10"><text:s/></text:span><text:span text:style-name="T21">{0, 1}</text:span><text:span text:style-name="T10">3 <text:s/></text:span></text:p>
      <text:p text:style-name="P28"><text:span text:style-name="T10"/></text:p>
      <text:p text:style-name="P6">3.5.1</text:p>
      <text:p text:style-name="P7"><text:span text:style-name="T8">a</text:span><text:span text:style-name="T7">) The domain of g(f(x)) is the set X = {v, w, x, y, z}</text:span></text:p>
      <text:p text:style-name="P7"><text:span text:style-name="T7"/></text:p>
      <text:p text:style-name="P7"><text:span text:style-name="T7">b) <text:s/>The target of g(f(x)) is the set S = {1, 2, 3, 4, 5}</text:span></text:p>
      <text:p text:style-name="P7"><text:span text:style-name="T7"/></text:p>
      <text:p text:style-name="P7"><text:span text:style-name="T7">c) Arrow diagram of g(f(x)):</text:span></text:p>
      <text:p text:style-name="P7"><text:span text:style-name="T7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v</text:p>
          </table:table-cell>
          <table:table-cell table:style-name="Table2.A1" office:value-type="string">
            <text:p text:style-name="Table_20_Contents"><draw:line text:anchor-type="paragraph" draw:z-index="18" draw:name="Line 6" draw:style-name="gr1" draw:text-style-name="P32" svg:x1="-0.5252in" svg:y1="0.089in" svg:x2="2.0886in" svg:y2="0.9224in"><text:p/></draw:line><draw:line text:anchor-type="paragraph" draw:z-index="19" draw:name="Line 7" draw:style-name="gr1" draw:text-style-name="P32" svg:x1="-0.5252in" svg:y1="0.4016in" svg:x2="2.0886in" svg:y2="0.089in"><text:p/></draw:line></text:p>
          </table:table-cell>
          <table:table-cell table:style-name="Table2.C1" office:value-type="string">
            <text:p text:style-name="P31">1</text:p>
          </table:table-cell>
        </table:table-row>
        <table:table-row>
          <table:table-cell table:style-name="Table2.A2" office:value-type="string">
            <text:p text:style-name="P31">w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1">2</text:p>
          </table:table-cell>
        </table:table-row>
        <table:table-row>
          <table:table-cell table:style-name="Table2.A2" office:value-type="string">
            <text:p text:style-name="P31">x</text:p>
          </table:table-cell>
          <table:table-cell table:style-name="Table2.A2" office:value-type="string">
            <text:p text:style-name="Table_20_Contents"><draw:line text:anchor-type="paragraph" draw:z-index="20" draw:name="Line 8" draw:style-name="gr1" draw:text-style-name="P32" svg:x1="-0.5252in" svg:y1="0.1256in" svg:x2="2.0409in" svg:y2="0.372in"><text:p/></draw:line><draw:line text:anchor-type="paragraph" draw:z-index="21" draw:name="Line 9" draw:style-name="gr1" draw:text-style-name="P32" svg:x1="-0.5252in" svg:y1="0.372in" svg:x2="2.0886in" svg:y2="0.0783in"><text:p/></draw:line></text:p>
          </table:table-cell>
          <table:table-cell table:style-name="Table2.C2" office:value-type="string">
            <text:p text:style-name="P31">3</text:p>
          </table:table-cell>
        </table:table-row>
        <table:table-row>
          <table:table-cell table:style-name="Table2.A2" office:value-type="string">
            <text:p text:style-name="P31">y</text:p>
          </table:table-cell>
          <table:table-cell table:style-name="Table2.A2" office:value-type="string">
            <text:p text:style-name="Table_20_Contents"><draw:line text:anchor-type="paragraph" draw:z-index="22" draw:name="Line 10" draw:style-name="gr1" draw:text-style-name="P32" svg:x1="-0.5063in" svg:y1="0.3909in" svg:x2="2.0508in" svg:y2="0.1445in"><text:p/></draw:line></text:p>
          </table:table-cell>
          <table:table-cell table:style-name="Table2.C2" office:value-type="string">
            <text:p text:style-name="P31">4</text:p>
          </table:table-cell>
        </table:table-row>
        <table:table-row>
          <table:table-cell table:style-name="Table2.A2" office:value-type="string">
            <text:p text:style-name="P31">z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1">5</text:p>
          </table:table-cell>
        </table:table-row>
      </table:table>
      <text:p text:style-name="P7"><text:span text:style-name="T7"/></text:p>
      <text:p text:style-name="P7"><text:span text:style-name="T7">d) <text:s/>The range of g(f(x)) is the {1, 3, 4}</text:span></text:p>
      <text:p text:style-name="P7"><text:span text:style-name="T7"/></text:p>
      <text:p text:style-name="P7"><text:span text:style-name="T3">3.5.2 (b, e)</text:span></text:p>
      <text:p text:style-name="P9"><text:span text:style-name="T3">b) 121</text:span></text:p>
      <text:p text:style-name="P9"><text:span text:style-name="T3"/></text:p>
      <text:p text:style-name="P9"><text:span text:style-name="T3">e) f(g(x)) = (2</text:span><text:span text:style-name="T9">x</text:span><text:span text:style-name="T3">)</text:span><text:span text:style-name="T9">2</text:span></text:p>
      <text:p text:style-name="P9"><text:span text:style-name="T9"/></text:p>
      <text:p text:style-name="P7">3.5.6 (a)</text:p>
      <text:p text:style-name="P9">a) <text:span text:style-name="T35">g(f(010)) = g(110) = 011</text:span></text:p>
      <text:p text:style-name="P9"/>
      <text:p text:style-name="P7">3.5.8 (b)</text:p>
      <text:p text:style-name="P8"><text:span text:style-name="T34">b) f(g(x)) = 10x + 17</text:span></text:p>
      <text:p text:style-name="P8"><text:span text:style-name="T34"/></text:p>
      <text:p text:style-name="P8"><text:span text:style-name="T34"/></text:p>
      <text:p text:style-name="P8"><text:soft-page-break/>3.6.1 (b, d)</text:p>
      <text:p text:style-name="P8"><text:span text:style-name="T34">b) 6</text:span><text:span text:style-name="T13">4k</text:span></text:p>
      <text:p text:style-name="P8"><text:span text:style-name="T13"/></text:p>
      <text:p text:style-name="P8"><text:span text:style-name="T34">d) 6</text:span><text:span text:style-name="T13">3k-1</text:span></text:p>
      <text:p text:style-name="P8"><text:span text:style-name="T13"/></text:p>
      <text:p text:style-name="P8">3.6.2 (a, e)</text:p>
      <text:p text:style-name="P10">a) <text:span text:style-name="T36">log</text:span><text:span text:style-name="T38">5</text:span><text:span text:style-name="T36">2</text:span><text:span text:style-name="T31">k</text:span></text:p>
      <text:p text:style-name="P10"><text:span text:style-name="T31"/></text:p>
      <text:p text:style-name="P29"><text:span text:style-name="T26">e) </text:span><draw:frame draw:style-name="fr1" draw:name="Image8" text:anchor-type="as-char" svg:width="0.5035in" svg:height="0.411in" draw:z-index="23"><draw:image xlink:href="Pictures/10002505000004FE000004146E2F92DE.svg" xlink:type="simple" xlink:show="embed" xlink:actuate="onLoad" draw:mime-type="image/svg+xml"/><draw:image xlink:href="Pictures/100000010000003000000027826432C1.png" xlink:type="simple" xlink:show="embed" xlink:actuate="onLoad" draw:mime-type="image/png"/><svg:title>equation</svg:title></draw:frame><text:bookmark text:name="output Copy 11"/><text:s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20:53:08.755564183</meta:creation-date>
    <dc:date>2024-09-21T23:27:45.990582676</dc:date>
    <meta:editing-duration>PT15M8S</meta:editing-duration>
    <meta:editing-cycles>1</meta:editing-cycles>
    <meta:document-statistic meta:table-count="2" meta:image-count="14" meta:object-count="0" meta:page-count="3" meta:paragraph-count="73" meta:word-count="406" meta:character-count="1675" meta:non-whitespace-character-count="1303"/>
    <meta:generator>LibreOffice/24.2.5.2$Linux_X86_64 LibreOffice_project/bffef4ea93e59bebbeaf7f431bb02b1a39ee8a59</meta:generator>
  </office:meta>
</office:document-meta>
</file>